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1" svg:font-family="Tahoma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746cm" fo:margin-left="0.407cm" fo:margin-right="0.436cm" table:align="margins" style:writing-mode="lr-tb"/>
    </style:style>
    <style:style style:name="Tabla5.A" style:family="table-column">
      <style:table-column-properties style:column-width="16.746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style:snap-to-layout-gri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</style:style>
    <style:style style:name="P10" style:family="paragraph" style:parent-style-name="Standard" style:master-page-name="Standard">
      <style:paragraph-properties style:page-number="auto"/>
      <style:text-properties style:font-name="Book Antiqua"/>
    </style:style>
    <style:style style:name="P11" style:family="paragraph" style:parent-style-name="UC_5f_NormalAzul">
      <style:paragraph-properties style:snap-to-layout-grid="false"/>
      <style:text-properties fo:color="#000000" fo:font-weight="bold" style:font-weight-asian="bold" style:font-weight-complex="bold"/>
    </style:style>
    <style:style style:name="P12" style:family="paragraph" style:parent-style-name="UC_5f_NormalAzul">
      <style:paragraph-properties style:snap-to-layout-grid="false"/>
      <style:text-properties fo:color="#000000" fo:font-weight="bold" style:font-weight-asian="bold"/>
    </style:style>
    <style:style style:name="P13" style:family="paragraph" style:parent-style-name="UC_5f_NormalAzul">
      <style:paragraph-properties style:snap-to-layout-grid="false"/>
      <style:text-properties fo:color="#0000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style:use-window-font-color="true" style:font-name="Times New Roman"/>
    </style:style>
    <style:style style:name="T9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Nombre del Caso de Uso: </text:span><text:span text:style-name="UC_5f_NormalAzul_20_Car"><text:span text:style-name="T6">FinalizarFase</text:span></text:span></text:p>
          </table:table-cell>
          <table:table-cell table:style-name="Tabla1.B1" office:value-type="string">
            <text:p text:style-name="P4"><text:span text:style-name="T1">Nro. de Caso de Uso:</text:span> <text:bookmark text:name="docs-internal-guid-4ad7abd1-c324-e9b2-0871-786e9d7a5d1b"/><text:span text:style-name="T9">MA_F_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 <text:span text:style-name="UC_5f_NormalAzul_20_Car"><text:span text:style-name="T5">Líder de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5">Finalizar un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8">El usuario debe tener un rol con permisos para efectuar la operación. Fase a finalizar seleccionad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Post-Condiciones: <text:span text:style-name="T7">Fase finalizada, es decir, estado de la fase “finalizada”. </text:span></text:p>
          </table:table-cell>
          <table:covered-table-cell/>
        </table:table-row>
      </table:table>
      <text:p text:style-name="P5"/>
      <text:p text:style-name="P5">Diagramas de casos de uso relacionados: Fase</text:p>
      <text:p text:style-name="P8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p text:style-name="P9">1. El sistema verifica que todos los ítem asociados a la fase se encuentren en Estado “Bloqueado”.</text:p>
          </table:table-cell>
        </table:table-row>
        <table:table-row table:style-name="Tabla2.4">
          <table:table-cell table:style-name="Tabla2.A4" office:value-type="string">
            <text:p text:style-name="P4">2. Confirma la acción</text:p>
          </table:table-cell>
          <table:table-cell table:style-name="Tabla2.B4" office:value-type="string">
            <text:p text:style-name="P9">3. El sistema cambia el Estado de la fase de “Activo” a “Finalizada”, registra la fecha y hora, usuario responsable de modificación de la fase. y despliega un mensaje de confirmación “La operación se realizó con éxito”.</text:p>
          </table:table-cell>
        </table:table-row>
        <table:table-row table:style-name="Tabla2.5">
          <table:table-cell table:style-name="Tabla2.A4" office:value-type="string">
            <text:p text:style-name="P4"/>
          </table:table-cell>
          <table:table-cell table:style-name="Tabla2.B4" office:value-type="string">
            <text:p text:style-name="P9">4. El sistema invoca <text:span text:style-name="T2">CU AdministrarFase</text:span>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1">A1. Cancelar</text:p>
            <text:p text:style-name="P13">En 2, el usuario cancela la operación y los cambios nos se realizan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2">E1. Items no bloqueados</text:p>
            <text:p text:style-name="P3"><text:span text:style-name="T4">En 1, si no todos los item están en estado bloquedo, se muestra un mensaje de error “No se puede finalizar la fase, se debe bloquear los ítems”</text:span>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AdministrarFase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Fase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78.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1" svg:font-family="Tahoma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0</meta:editing-cycles>
    <meta:editing-duration>PT3H26M59S</meta:editing-duration>
    <dc:date>2014-03-16T21:28:42</dc:date>
    <meta:generator>LibreOffice/3.5$Linux_x86 LibreOffice_project/350m1$Build-2</meta:generator>
    <dc:creator>Roque Vera</dc:creator>
    <meta:document-statistic meta:table-count="5" meta:image-count="0" meta:object-count="0" meta:page-count="1" meta:paragraph-count="26" meta:word-count="205" meta:character-count="1293" meta:non-whitespace-character-count="1109"/>
  </office:meta>
</office:document-meta>
</file>